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Calibri1" svg:font-family="Calibri, 'Open Sans', Helvetica, sans-serif"/>
    <style:font-face style:name="Calibri" svg:font-family="Calibri, sans-serif"/>
    <style:font-face style:name="Graphik Web" svg:font-family="'Graphik Web', Arial, Helvetica, sans-serif"/>
    <style:font-face style:name="Helvetica Neue" svg:font-family="'Helvetica Neue', Helvetica, Arial, 'Lucida Grande', sans-serif"/>
    <style:font-face style:name="Helvetica" svg:font-family="Helvetica, Arial, sans-serif"/>
    <style:font-face style:name="Times New Roman" svg:font-family="'Times New Roman', serif"/>
    <style:font-face style:name="arial" svg:font-family="arial, sans-serif"/>
    <style:font-face style:name="wf segoe-ui normal" svg:font-family="'wf segoe-ui normal', 'Segoe UI', 'Segoe WP', Tahom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list-style-name="L10">
      <style:text-properties fo:font-variant="normal" fo:text-transform="none" style:use-window-font-color="true" style:font-name="Liberation Serif" fo:font-size="10pt" fo:letter-spacing="normal" fo:font-style="normal" fo:font-weight="normal" officeooo:paragraph-rsid="00080a01" style:font-size-asian="10pt" style:font-size-complex="10pt"/>
    </style:style>
    <style:style style:name="P2" style:family="paragraph" style:parent-style-name="Text_20_body" style:list-style-name="L10">
      <style:text-properties fo:font-variant="normal" fo:text-transform="none" style:use-window-font-color="true" style:font-name="Liberation Serif" fo:font-size="10pt" fo:letter-spacing="normal" fo:font-style="normal" fo:font-weight="normal" officeooo:rsid="003ed8ec" officeooo:paragraph-rsid="003ed8ec" style:font-size-asian="10pt" style:font-size-complex="10pt"/>
    </style:style>
    <style:style style:name="P3" style:family="paragraph" style:parent-style-name="Text_20_body" style:list-style-name="L3">
      <style:text-properties style:use-window-font-color="true" style:font-name="Liberation Serif" fo:font-size="10pt" officeooo:paragraph-rsid="0012f8a6" style:font-size-asian="10pt" style:font-size-complex="10pt"/>
    </style:style>
    <style:style style:name="P4" style:family="paragraph" style:parent-style-name="Text_20_body" style:list-style-name="L3">
      <style:text-properties style:use-window-font-color="true" style:font-name="Liberation Serif" fo:font-size="10pt" officeooo:paragraph-rsid="00102119" style:font-size-asian="10pt" style:font-size-complex="10pt"/>
    </style:style>
    <style:style style:name="P5" style:family="paragraph" style:parent-style-name="Standard">
      <style:text-properties style:use-window-font-color="true" style:font-name="Liberation Serif" fo:font-size="10pt" officeooo:rsid="001edce3" officeooo:paragraph-rsid="00280602" style:font-size-asian="10pt" style:font-size-complex="10pt"/>
    </style:style>
    <style:style style:name="P6" style:family="paragraph" style:parent-style-name="Standard">
      <style:text-properties style:use-window-font-color="true" style:font-name="Liberation Serif" fo:font-size="10pt" officeooo:rsid="002508df" officeooo:paragraph-rsid="001d9d02" style:font-size-asian="10pt" style:font-size-complex="10pt"/>
    </style:style>
    <style:style style:name="P7" style:family="paragraph" style:parent-style-name="Standard">
      <style:text-properties style:use-window-font-color="true" style:font-name="Liberation Serif" fo:font-size="10pt" officeooo:rsid="002508df" officeooo:paragraph-rsid="002508df" style:font-size-asian="10pt" style:font-size-complex="10pt"/>
    </style:style>
    <style:style style:name="P8" style:family="paragraph" style:parent-style-name="Standard">
      <style:text-properties style:use-window-font-color="true" style:font-name="Liberation Serif" fo:font-size="10pt" officeooo:rsid="0020f510" officeooo:paragraph-rsid="002cb7ba" style:font-size-asian="10pt" style:font-size-complex="10pt"/>
    </style:style>
    <style:style style:name="P9" style:family="paragraph" style:parent-style-name="Standard">
      <style:text-properties style:use-window-font-color="true" style:font-name="Liberation Serif" fo:font-size="10pt" officeooo:rsid="00059cb7" officeooo:paragraph-rsid="00067e1d" style:font-size-asian="10pt" style:font-size-complex="10pt"/>
    </style:style>
    <style:style style:name="P10" style:family="paragraph" style:parent-style-name="Standard">
      <style:text-properties style:use-window-font-color="true" style:font-name="Liberation Serif" fo:font-size="10pt" officeooo:rsid="00080a01" officeooo:paragraph-rsid="000c4747" style:font-size-asian="10pt" style:font-size-complex="10pt"/>
    </style:style>
    <style:style style:name="P11" style:family="paragraph" style:parent-style-name="Standard">
      <style:text-properties style:use-window-font-color="true" style:font-name="Liberation Serif" fo:font-size="10pt" officeooo:rsid="00080a01" officeooo:paragraph-rsid="001d9d02" style:font-size-asian="10pt" style:font-size-complex="10pt"/>
    </style:style>
    <style:style style:name="P12" style:family="paragraph" style:parent-style-name="Standard">
      <style:text-properties style:use-window-font-color="true" style:font-name="Liberation Serif" fo:font-size="10pt" officeooo:rsid="00080a01" officeooo:paragraph-rsid="00080a01" style:font-size-asian="10pt" style:font-size-complex="10pt"/>
    </style:style>
    <style:style style:name="P13" style:family="paragraph" style:parent-style-name="Standard" style:list-style-name="L10">
      <style:text-properties style:use-window-font-color="true" style:font-name="Liberation Serif" fo:font-size="10pt" officeooo:rsid="00080a01" officeooo:paragraph-rsid="00080a01" style:font-size-asian="10pt" style:font-size-complex="10pt"/>
    </style:style>
    <style:style style:name="P14" style:family="paragraph" style:parent-style-name="Standard">
      <style:text-properties style:use-window-font-color="true" style:font-name="Liberation Serif" fo:font-size="10pt" officeooo:rsid="001d9d02" officeooo:paragraph-rsid="001d9d02" style:font-size-asian="10pt" style:font-size-complex="10pt"/>
    </style:style>
    <style:style style:name="P15" style:family="paragraph" style:parent-style-name="Standard">
      <style:text-properties style:use-window-font-color="true" style:font-name="Liberation Serif" fo:font-size="10pt" officeooo:rsid="0023f108" officeooo:paragraph-rsid="0023f108" style:font-size-asian="10pt" style:font-size-complex="10pt"/>
    </style:style>
    <style:style style:name="P16" style:family="paragraph" style:parent-style-name="Standard">
      <style:text-properties style:use-window-font-color="true" style:font-name="Liberation Serif" fo:font-size="10pt" officeooo:rsid="00381730" officeooo:paragraph-rsid="00381730" style:font-size-asian="10pt" style:font-size-complex="10pt"/>
    </style:style>
    <style:style style:name="P17" style:family="paragraph" style:parent-style-name="Standard">
      <style:text-properties style:use-window-font-color="true" style:font-name="Liberation Serif" fo:font-size="10pt" officeooo:paragraph-rsid="00059cb7" style:font-size-asian="10pt" style:font-size-complex="10pt"/>
    </style:style>
    <style:style style:name="P18" style:family="paragraph" style:parent-style-name="Standard">
      <style:text-properties style:use-window-font-color="true" style:font-name="Liberation Serif" fo:font-size="10pt" officeooo:paragraph-rsid="00067e1d" style:font-size-asian="10pt" style:font-size-complex="10pt"/>
    </style:style>
    <style:style style:name="P19" style:family="paragraph" style:parent-style-name="Standard">
      <style:text-properties style:use-window-font-color="true" style:font-name="Liberation Serif" fo:font-size="10pt" officeooo:rsid="0018fe25" officeooo:paragraph-rsid="003611e7" style:font-size-asian="10pt" style:font-size-complex="10pt"/>
    </style:style>
    <style:style style:name="P20" style:family="paragraph" style:parent-style-name="Standard">
      <style:text-properties style:use-window-font-color="true" style:font-name="Liberation Serif" fo:font-size="10pt" officeooo:rsid="0018fe25" officeooo:paragraph-rsid="00378365" style:font-size-asian="10pt" style:font-size-complex="10pt"/>
    </style:style>
    <style:style style:name="P21" style:family="paragraph" style:parent-style-name="Standard">
      <style:text-properties style:use-window-font-color="true" style:font-name="Liberation Serif" fo:font-size="10pt" officeooo:rsid="002d2d25" officeooo:paragraph-rsid="002d2d25" style:font-size-asian="10pt" style:font-size-complex="10pt"/>
    </style:style>
    <style:style style:name="P22" style:family="paragraph" style:parent-style-name="Standard">
      <style:text-properties style:use-window-font-color="true" style:font-name="Liberation Serif" fo:font-size="10pt" officeooo:paragraph-rsid="0034221a" style:font-size-asian="10pt" style:font-size-complex="10pt"/>
    </style:style>
    <style:style style:name="P23" style:family="paragraph" style:parent-style-name="Standard">
      <style:text-properties style:use-window-font-color="true" style:font-name="Liberation Serif" fo:font-size="10pt" officeooo:rsid="0035b95b" officeooo:paragraph-rsid="0035b95b" style:font-size-asian="10pt" style:font-size-complex="10pt"/>
    </style:style>
    <style:style style:name="P24" style:family="paragraph" style:parent-style-name="Standard" style:list-style-name="L9">
      <style:text-properties style:use-window-font-color="true" style:font-name="Liberation Serif" fo:font-size="10pt" officeooo:rsid="0035b95b" officeooo:paragraph-rsid="0035b95b" style:font-size-asian="10pt" style:font-size-complex="10pt"/>
    </style:style>
    <style:style style:name="P25" style:family="paragraph" style:parent-style-name="Standard">
      <style:text-properties style:use-window-font-color="true" style:font-name="Liberation Serif" fo:font-size="10pt" officeooo:rsid="0035b95b" officeooo:paragraph-rsid="003611e7" style:font-size-asian="10pt" style:font-size-complex="10pt"/>
    </style:style>
    <style:style style:name="P26" style:family="paragraph" style:parent-style-name="Standard">
      <style:text-properties style:use-window-font-color="true" style:font-name="Liberation Serif" fo:font-size="10pt" officeooo:rsid="00067e1d" officeooo:paragraph-rsid="00067e1d" style:font-size-asian="10pt" style:font-size-complex="10pt"/>
    </style:style>
    <style:style style:name="P27" style:family="paragraph" style:parent-style-name="Standard" style:list-style-name="L2">
      <style:text-properties style:use-window-font-color="true" style:font-name="Liberation Serif" fo:font-size="10pt" officeooo:rsid="00067e1d" officeooo:paragraph-rsid="000cb65f" style:font-size-asian="10pt" style:font-size-complex="10pt"/>
    </style:style>
    <style:style style:name="P28" style:family="paragraph" style:parent-style-name="Standard">
      <style:text-properties style:use-window-font-color="true" style:font-name="Liberation Serif" fo:font-size="10pt" officeooo:rsid="00156a7e" officeooo:paragraph-rsid="00156a7e" style:font-size-asian="10pt" style:font-size-complex="10pt"/>
    </style:style>
    <style:style style:name="P29" style:family="paragraph" style:parent-style-name="Standard" style:list-style-name="L10">
      <style:text-properties style:use-window-font-color="true" style:font-name="Liberation Serif" fo:font-size="10pt" officeooo:rsid="00156a7e" officeooo:paragraph-rsid="00156a7e" style:font-size-asian="10pt" style:font-size-complex="10pt"/>
    </style:style>
    <style:style style:name="P30" style:family="paragraph" style:parent-style-name="Standard" style:list-style-name="L10">
      <style:text-properties style:use-window-font-color="true" style:font-name="Liberation Serif" fo:font-size="10pt" officeooo:rsid="00156a7e" officeooo:paragraph-rsid="003ed8ec" style:font-size-asian="10pt" style:font-size-complex="10pt"/>
    </style:style>
    <style:style style:name="P31" style:family="paragraph" style:parent-style-name="Standard">
      <style:text-properties style:use-window-font-color="true" style:font-name="Liberation Serif" fo:font-size="10pt" officeooo:rsid="001db610" officeooo:paragraph-rsid="001db610" style:font-size-asian="10pt" style:font-size-complex="10pt"/>
    </style:style>
    <style:style style:name="P32" style:family="paragraph" style:parent-style-name="Standard" style:list-style-name="L3">
      <style:text-properties style:use-window-font-color="true" style:font-name="Liberation Serif" fo:font-size="10pt" officeooo:paragraph-rsid="00102119" style:font-size-asian="10pt" style:font-size-complex="10pt"/>
    </style:style>
    <style:style style:name="P33" style:family="paragraph" style:parent-style-name="Standard">
      <style:text-properties style:use-window-font-color="true" style:font-name="Liberation Serif" fo:font-size="10pt" officeooo:rsid="00201a62" officeooo:paragraph-rsid="00201a62" style:font-size-asian="10pt" style:font-size-complex="10pt"/>
    </style:style>
    <style:style style:name="P34" style:family="paragraph" style:parent-style-name="Standard">
      <style:text-properties style:use-window-font-color="true" style:font-name="Liberation Serif" fo:font-size="10pt" officeooo:rsid="003b98b5" officeooo:paragraph-rsid="003b98b5" style:font-size-asian="10pt" style:font-size-complex="10pt"/>
    </style:style>
    <style:style style:name="P35" style:family="paragraph" style:parent-style-name="Standard">
      <style:text-properties style:use-window-font-color="true" style:font-name="Liberation Serif" fo:font-size="10pt" officeooo:rsid="003e00be" officeooo:paragraph-rsid="003e00be" style:font-size-asian="10pt" style:font-size-complex="10pt"/>
    </style:style>
    <style:style style:name="P36" style:family="paragraph" style:parent-style-name="Standard">
      <style:text-properties style:use-window-font-color="true" style:font-name="Liberation Serif" fo:font-size="10pt" style:text-underline-style="solid" style:text-underline-width="auto" style:text-underline-color="font-color" officeooo:rsid="00059cb7" officeooo:paragraph-rsid="00059cb7" style:font-size-asian="10pt" style:font-size-complex="10pt"/>
    </style:style>
    <style:style style:name="P37" style:family="paragraph" style:parent-style-name="Standard">
      <style:text-properties style:use-window-font-color="true" style:font-name="Liberation Serif" fo:font-size="10pt" style:text-underline-style="solid" style:text-underline-width="auto" style:text-underline-color="font-color" officeooo:rsid="00059cb7" officeooo:paragraph-rsid="00067e1d" style:font-size-asian="10pt" style:font-size-complex="10pt"/>
    </style:style>
    <style:style style:name="P38" style:family="paragraph" style:parent-style-name="Standard">
      <style:text-properties style:use-window-font-color="true" style:font-name="Liberation Serif" fo:font-size="10pt" style:text-underline-style="solid" style:text-underline-width="auto" style:text-underline-color="font-color" officeooo:rsid="00397eea" officeooo:paragraph-rsid="00397eea" style:font-size-asian="10pt" style:font-size-complex="10pt"/>
    </style:style>
    <style:style style:name="P39" style:family="paragraph" style:parent-style-name="Standard">
      <style:text-properties style:use-window-font-color="true" style:font-name="Liberation Serif" fo:font-size="10pt" style:text-underline-style="solid" style:text-underline-width="auto" style:text-underline-color="font-color" officeooo:paragraph-rsid="00059cb7" style:font-size-asian="10pt" style:font-size-complex="10pt"/>
    </style:style>
    <style:style style:name="P40" style:family="paragraph" style:parent-style-name="Standard">
      <style:text-properties style:use-window-font-color="true" style:font-name="Liberation Serif" fo:font-size="10pt" style:text-underline-style="solid" style:text-underline-width="auto" style:text-underline-color="font-color" officeooo:paragraph-rsid="00067e1d" style:font-size-asian="10pt" style:font-size-complex="10pt"/>
    </style:style>
    <style:style style:name="P41" style:family="paragraph" style:parent-style-name="Standard">
      <style:text-properties style:use-window-font-color="true" style:font-name="Liberation Serif" fo:font-size="10pt" style:text-underline-style="solid" style:text-underline-width="auto" style:text-underline-color="font-color" officeooo:rsid="00067e1d" officeooo:paragraph-rsid="00067e1d" style:font-size-asian="10pt" style:font-size-complex="10pt"/>
    </style:style>
    <style:style style:name="P42" style:family="paragraph" style:parent-style-name="Standard">
      <style:text-properties style:font-name="Liberation Serif" fo:font-size="10pt" officeooo:paragraph-rsid="00381730" style:font-size-asian="10pt" style:font-size-complex="10pt"/>
    </style:style>
    <style:style style:name="P43" style:family="paragraph" style:parent-style-name="Standard" style:list-style-name="L10">
      <style:text-properties officeooo:paragraph-rsid="003d18d3"/>
    </style:style>
    <style:style style:name="T1" style:family="text">
      <style:text-properties officeooo:rsid="00059cb7"/>
    </style:style>
    <style:style style:name="T2" style:family="text">
      <style:text-properties officeooo:rsid="00067e1d"/>
    </style:style>
    <style:style style:name="T3" style:family="text">
      <style:text-properties officeooo:rsid="00080a01"/>
    </style:style>
    <style:style style:name="T4" style:family="text">
      <style:text-properties fo:font-variant="normal" fo:text-transform="none" fo:letter-spacing="normal"/>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2f8a6"/>
    </style:style>
    <style:style style:name="T7" style:family="text">
      <style:text-properties fo:font-variant="normal" fo:text-transform="none" fo:letter-spacing="normal" fo:font-style="normal" fo:font-weight="normal" officeooo:rsid="000858cc"/>
    </style:style>
    <style:style style:name="T8" style:family="text">
      <style:text-properties fo:font-variant="normal" fo:text-transform="none" fo:letter-spacing="normal" fo:font-style="normal" fo:font-weight="normal" officeooo:rsid="00227a9f"/>
    </style:style>
    <style:style style:name="T9" style:family="text">
      <style:text-properties fo:font-variant="normal" fo:text-transform="none" fo:letter-spacing="normal" fo:font-style="normal" fo:font-weight="normal" officeooo:rsid="0014bf42"/>
    </style:style>
    <style:style style:name="T10" style:family="text">
      <style:text-properties fo:font-variant="normal" fo:text-transform="none" fo:color="#777777" style:font-name="Graphik Web" fo:font-size="8.39999961853027pt" fo:letter-spacing="normal" fo:font-style="normal" fo:font-weight="normal"/>
    </style:style>
    <style:style style:name="T11" style:family="text">
      <style:text-properties fo:font-variant="normal" fo:text-transform="none" fo:color="#777777" style:font-name="Graphik Web" fo:font-size="8.39999961853027pt" fo:letter-spacing="normal" fo:font-style="normal" fo:font-weight="normal" officeooo:rsid="003ed8ec"/>
    </style:style>
    <style:style style:name="T12" style:family="text">
      <style:text-properties fo:font-variant="normal" fo:text-transform="none" fo:color="#404040" style:font-name="Helvetica Neue" fo:font-size="7.19999980926514pt" fo:letter-spacing="normal" fo:font-style="normal" fo:font-weight="normal"/>
    </style:style>
    <style:style style:name="T13" style:family="text">
      <style:text-properties officeooo:rsid="000b8554"/>
    </style:style>
    <style:style style:name="T14" style:family="text">
      <style:text-properties officeooo:rsid="00102119"/>
    </style:style>
    <style:style style:name="T15" style:family="text">
      <style:text-properties officeooo:rsid="00194f4b"/>
    </style:style>
    <style:style style:name="T16" style:family="text">
      <style:text-properties officeooo:rsid="001d9d02"/>
    </style:style>
    <style:style style:name="T17" style:family="text">
      <style:text-properties officeooo:rsid="0021aa6a"/>
    </style:style>
    <style:style style:name="T18" style:family="text">
      <style:text-properties officeooo:rsid="002508df"/>
    </style:style>
    <style:style style:name="T19" style:family="text">
      <style:text-properties officeooo:rsid="0026235c"/>
    </style:style>
    <style:style style:name="T20" style:family="text">
      <style:text-properties style:use-window-font-color="true"/>
    </style:style>
    <style:style style:name="T21" style:family="text">
      <style:text-properties style:use-window-font-color="true" style:font-name="Liberation Serif" fo:font-size="10pt" officeooo:rsid="003d18d3" style:font-size-asian="10pt" style:font-size-complex="10pt"/>
    </style:style>
    <style:style style:name="T22" style:family="text">
      <style:text-properties style:use-window-font-color="true" officeooo:rsid="000858cc"/>
    </style:style>
    <style:style style:name="T23" style:family="text">
      <style:text-properties style:use-window-font-color="true" style:text-position="super 58%"/>
    </style:style>
    <style:style style:name="T24" style:family="text">
      <style:text-properties officeooo:rsid="002fa8bd"/>
    </style:style>
    <style:style style:name="T25" style:family="text">
      <style:text-properties officeooo:rsid="00308b98"/>
    </style:style>
    <style:style style:name="T26" style:family="text">
      <style:text-properties officeooo:rsid="0034221a"/>
    </style:style>
    <style:style style:name="T27" style:family="text">
      <style:text-properties officeooo:rsid="003611e7"/>
    </style:style>
    <style:style style:name="T28" style:family="text">
      <style:text-properties officeooo:rsid="00378365"/>
    </style:style>
    <style:style style:name="T29" style:family="text">
      <style:text-properties style:text-position="super 58%"/>
    </style:style>
    <style:style style:name="T30" style:family="text">
      <style:text-properties officeooo:rsid="00381730"/>
    </style:style>
    <style:style style:name="T31" style:family="text">
      <style:text-properties officeooo:rsid="00397eea"/>
    </style:style>
    <style:style style:name="T32" style:family="text">
      <style:text-properties officeooo:rsid="003ad28c"/>
    </style:style>
    <style:style style:name="T33" style:family="text">
      <style:text-properties officeooo:rsid="003d18d3"/>
    </style:style>
    <style:style style:name="T34" style:family="text">
      <style:text-properties officeooo:rsid="003ed8e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Picowyrm!</text:p>
      <text:p text:style-name="P36"/>
      <text:p text:style-name="P36">The King’s speech <text:span text:style-name="T2">(Wild)</text:span>– 300 words</text:p>
      <text:p text:style-name="P38">Saad is doing a bit too! 300 words</text:p>
      <text:p text:style-name="P37">Sofa’s Ramblings (meeee) - <text:s/>450 words</text:p>
      <text:p text:style-name="P9"/>
      <text:p text:style-name="P10">Dearest attendees, <text:span text:style-name="T16">I am your sofa for today.</text:span></text:p>
      <text:p text:style-name="P11"><text:span text:style-name="T13">A sofa, whilst more comfortable than a chair, is not as applicable to every situation. While the chair handles the everyday business, the sofa is brought out to receive honoured visitors. These would be you, dearest attendees. </text:span></text:p>
      <text:p text:style-name="P14">Welcome to the floor show.</text:p>
      <text:p text:style-name="P11"/>
      <text:p text:style-name="P5">Today has been a work in progress for slightly more than three hundred and sixty five days, with the first strands being drawn together at Picocon 33 a year ago. <text:span text:style-name="T13">Whilst last year, we looked behind towards our origins, this year we look towards our future – or the future of those that may come after. <text:s/>This is both narratively attractive, and relevant. Private space exploration is a very real possibility in the next few years, <text:s/>with drone landings governed by a CEO that acknowledges the necessity for intrasolar colonisation in the short term. Computers seem to be better at moving small monochrome rocks in specific patterns than people are. <text:s/>Numbers as large as 21 can now be factorised in polynomial time. The layperson may wonder, what next? Where will we go from here? We may not know yet, but it’s going to be interesting finding out.</text:span></text:p>
      <text:p text:style-name="P5"/>
      <text:p text:style-name="P5"><text:span text:style-name="T13">We have a plethora of writers for your </text:span>enjoyment <text:span text:style-name="T13">whose works have touched upon topics from unconstrained artificial intelligence to environmentally friendly space colonisation. </text:span></text:p>
      <text:p text:style-name="P6"/>
      <text:p text:style-name="P8"><text:span text:style-name="T17">Our first speaker, Jaine Fenn, has an extensive history both with science fiction and technology. Her talk will cover the future of science fiction as a medium – and explain ‘Why Sci-Fi Rules the Page’. <text:s/></text:span>Al Robertson’<text:span text:style-name="T19">s subsequent </text:span><text:span text:style-name="T6">talk, ‘I</text:span><text:span text:style-name="T7">nto heaven, out of hell’,</text:span><text:span text:style-name="T6"> will cover his two books, discussing the inspirations and observations made within them and seeing how the predictions made </text:span><text:span text:style-name="T8">seem to be turning out given the events between now and the time of writing</text:span><text:span text:style-name="T6">. </text:span><text:span text:style-name="T7"><text:s/></text:span><text:span text:style-name="T3">After this, Paul McAuley will discuss his past and current work, and offer some insight into how the saucer books of the 1960s shaped his view on extraterrestrial entities in his talk ‘Aliens: a short personal history’. <text:s/></text:span><text:span text:style-name="T8">Finally, we have Justina Robson. </text:span><text:span text:style-name="T9">Her talk, </text:span><text:span text:style-name="T7">"Artificial Intelligence: if you want to scare yourself silly, get a future" </text:span><text:span text:style-name="T9">is </text:span><text:span text:style-name="T8">about </text:span><text:span text:style-name="T9">her</text:span><text:span text:style-name="T8"> journey thinking through </text:span><text:span text:style-name="T9">both </text:span><text:span text:style-name="T8">AI and philosophical </text:span><text:span text:style-name="T9">ramifications</text:span><text:span text:style-name="T8"> - and how that feeds into </text:span><text:span text:style-name="T9">her</text:span><text:span text:style-name="T8"> books.</text:span></text:p>
      <text:p text:style-name="P7"><text:span text:style-name="T8"/></text:p>
      <text:p text:style-name="P15">Organising this event has been <text:span text:style-name="T18">F</text:span>un, a word that here means ‘chaotic and all-consuming’. However, it would not have been possible without my right and left hands, the beanbag and the chair of vice. They have been instrumental in assembling the day that is ahead. I <text:span text:style-name="T18">also wish to thank</text:span> the many volunteers, committee members, and administrative whizzes who have put their time and sanity into this event. <text:span text:style-name="T18">Every person in this list has been invaluable, and I am immensely grateful to all of them.</text:span></text:p>
      <text:p text:style-name="P15"/>
      <text:p text:style-name="P7">A warm welcome to you all. Live long and prosper.</text:p>
      <text:p text:style-name="P7"/>
      <text:p text:style-name="P16">Elizabeth Windo</text:p>
      <text:p text:style-name="P36"/>
      <text:p text:style-name="P39"><text:span text:style-name="T1">Beanbag's ramblings (Fonzie)– 250 words</text:span></text:p>
      <text:p text:style-name="P17"/>
      <text:p text:style-name="P42">A spectre is haunting the corridors of Imperial – the spectre of Picocon. <text:s/><text:span text:style-name="T30">However, like the vast majority of supernatural occurrences, there is a rational explanation and a large number of people scurrying about behind the scenes aiming to maintain the illusion. All that remains are some plucky guests and a talking dog – though the last bit is not strictly necessary.</text:span></text:p>
      <text:p text:style-name="P42">This year’s theme is Futurism – a topic rooted in youth, technology and pursuing liberation from the weighty institutions of the past <text:span text:style-name="T29">**</text:span>. Our authors have a wide range of written work spanning alternative pasts and future histories, Omega Points, musically inspired horror, and independence-seeking human-machine hybrids. I hope that after listening to their talks throughout the day you will be enthused to borrow or purchase some of their books – our library has something from each of our authors.</text:p>
      <text:p text:style-name="P42">The Picocon subcommittee joins me in thanks for all the volunteers who give up their time to ensure that this event continues to be the success that it is – without your efforts, we simply could not support the number of guests and occurrences that make Picocon the high-point of our year. Whilst as a helpful Beanbag I can pick up slack for the glorious Sofa when it comes to internal matters, an army of hands (and accompanying brains) make everything a tad less stressful.</text:p>
      <text:p text:style-name="P42">Since I’m sure that this year will continue the trend of seemingly eternal traditions springing precedent-less yet fully-formed from the aether, I would like to end this rambling introduction with a few words of great import in the hope that they will continue to be passed down through the ages: nitwit, blubber, oddment and tweak. </text:p>
      <text:p text:style-name="P42">So say we all,</text:p>
      <text:p text:style-name="P42">Edward Da Fonseca</text:p>
      <text:p text:style-name="P42"><text:soft-page-break/><text:span text:style-name="T23">*</text:span><text:span text:style-name="T20">This liberation excludes Picocon, of course, which remains eternally youthful through regular ritual sacrifice involving paper, pen, and the energy of committee and volunteers in a never-ending quest to attract visitors.</text:span></text:p>
      <text:p text:style-name="P17"/>
      <text:p text:style-name="P40"><text:span text:style-name="T1">Futurism ramblings (meeee) – 250 words</text:span></text:p>
      <text:p text:style-name="P18"/>
      <text:p text:style-name="P19"><text:span text:style-name="T15"><text:s/>Futurism has been defined in many ways – for a while it was an artistic movement aiming to liberate Italy from the mistakes of the past. For a while, it was a relentlessly optimistic dream about a society free from resource constraints, becoming in some places a more cynical view based on extrapolating current societal trends to their presumed conclusion. At heart however, it has always been about us, and about what these trends mean for humanity. </text:span></text:p>
      <text:p text:style-name="P19"/>
      <text:p text:style-name="P20">In 2010, the price of the textbook ‘The making of a fly’ was $70. For a brief time in 2011, it was <text:span text:style-name="T28">$</text:span>2.4 million. <text:span text:style-name="T28">Rather than this being an art piece with the intent of making some scathing indictment of overpriced textbooks, it was entirely the result of a rather stupid pricing system.</text:span> <text:span text:style-name="T15">Two antagonistic market algorithms escalated and escalated until a stable position was reached – or rather, until the owners noticed the absurdity and shut it down. This is an absurd example, but it highlights the problems with poorly specifying the implementation of an algorithm – a harmless situation in this toy case, but one which has far reaching implications. </text:span></text:p>
      <text:p text:style-name="P20"/>
      <text:p text:style-name="P20">The day has come where the <text:span text:style-name="T25">existence</text:span> of machine learning &amp; artificial intelligence affects more than a single edge case, and instead affects large parts of society. <text:span text:style-name="T15">It already affects us. <text:s/>It affects the institutions and communities we live within, and with advances in medicine, it may in future affect the fundamental qualities of our bodies. If we as a society survive to that point, then it will be rather interesting to see what happens.</text:span></text:p>
      <text:p text:style-name="P20"><text:span text:style-name="T22"/></text:p>
      <text:p text:style-name="P21">A still more glorious dawn awaits?</text:p>
      <text:p text:style-name="P21"/>
      <text:p text:style-name="P39">Predicting picocon – 250 words</text:p>
      <text:p text:style-name="P17"/>
      <text:p text:style-name="P22"><text:span text:style-name="T26">All good speculative convention fiction requires predictions about how things will be in the future. Usually, this is done by learned experts, <text:s/>such as past sofas, or people on the street. However, science has given us the power to change this. With the powers of modern computer science, we can predict what future Picocons will look like by extrapolating from past ones. </text:span>Using a naive <text:span text:style-name="T27">Ba</text:span>yes mode<text:span text:style-name="T26">l, wh</text:span>ere the choice of which <text:span text:style-name="T26">letter</text:span> to use is <text:span text:style-name="T26">given by the probability that we’ve seen that letter before, we can predict who the guests of honour will be and even the theme of the convention.</text:span></text:p>
      <text:p text:style-name="P23"/>
      <text:p text:style-name="P23">The most statistically likely list of predicted guests of honour follows: </text:p>
      <text:list xml:id="list1530477945795778036" text:style-name="L9">
        <text:list-item>
          <text:p text:style-name="P24">A<text:span text:style-name="T27">L</text:span></text:p>
        </text:list-item>
        <text:list-item>
          <text:p text:style-name="P24">A<text:span text:style-name="T27">L</text:span></text:p>
        </text:list-item>
        <text:list-item>
          <text:p text:style-name="P24">A<text:span text:style-name="T27">L</text:span></text:p>
        </text:list-item>
      </text:list>
      <text:p text:style-name="P23"/>
      <text:p text:style-name="P23">Apparently Al is a common name for guests of honour, to the extent that our system predicts that the entire world will be consumed by an organisation of Al based life forms. </text:p>
      <text:p text:style-name="P23"/>
      <text:p text:style-name="P25">The best guess for the theme of the convention will be <text:span text:style-name="T27">WALFIBBFET.</text:span></text:p>
      <text:p text:style-name="P23">We’re not quite sure what this means at all.</text:p>
      <text:p text:style-name="P22"/>
      <text:p text:style-name="P17">It is clear that technology is still some way <text:span text:style-name="T26">from accurately predicting Picocon. However, as machine learning progresses (and future years give us more data to train the algorithm with). Until them, we may simply have to wait and see.</text:span></text:p>
      <text:p text:style-name="P17"/>
      <text:p text:style-name="P39"><text:span text:style-name="T1">What’s on (meeee) – 250 words</text:span></text:p>
      <text:p text:style-name="P17"/>
      <text:p text:style-name="P17"><text:span text:style-name="T31">To those who have not attended this event before or would like a refresher – welcome! The following section summarises the platter of delicacies that lies before you today. </text:span><text:s/><text:span text:style-name="T32">T</text:span>here are many fun events to attend at Picocon. As well as talks by all the Guests of Honour, there is an Author’s Panel where the authors can be asked questions by the attendees. Silly Games is an event where we imitate various gameshows, with general hilarity ensuing. <text:span text:style-name="T32">In addition, Imperial’ s Gaming Society will be in Blackett 1004 throughout the day with a number of entertaining diversions. There will also be</text:span> an event known simply as ‘Harmless Fun’. There are charity events in collaboration with RAG, such as Turkey Readings and Viewings, where books or films are read/shown, but they are so bad that people will pay to prevent them from continuing (or to make it keep going!). We also have ‘Destruction of Dodgy Merchandise’ (DoDM), <text:span text:style-name="T31">which gives you the chance to either forgive the creators of atrocious merchandise or to destroy their plastic abominations with extreme prejudice. Audience members </text:span>bid on <text:span text:style-name="T31">whether these items are </text:span>to be saved or dunked in liquid <text:span text:style-name="T24">nitrogen</text:span> and smashed by the highest bidder – the proceeds again going to charity. This year, as last year, Stuart Ashen <text:span text:style-name="T31">of Youtube fame </text:span>is coming to Imperial to chair the auctioning of the merchandise. We <text:span text:style-name="T24">also </text:span>have booksellers, <text:span text:style-name="T31">clothing vendors,</text:span> and our own stand selling Picocon 3<text:span text:style-name="T24">4</text:span> t-shirts <text:span text:style-name="T24">and badges </text:span>with this year’s logo.</text:p>
      <text:p text:style-name="P17"/>
      <text:p text:style-name="P41"><text:soft-page-break/>Gaming (Ariana) – 250 words</text:p>
      <text:p text:style-name="P41"/>
      <text:p text:style-name="P26">Imperial College Gaming Club may not be associated with the Science Fiction society in any official sense, but we’ve shared a reasonable number of members within the past few years , so the natural step from there is to run something at Picocon. We’ll have our games consoles set up in <text:span text:style-name="T24">Blackett 1004 </text:span>from 16:00 – 17:00, and again once all other events have ended at 19:00. We’ll be running our most popular games – namely Super Smash Bros. and Just Dance (it’s much more fun than it sounds). Whether you’re a regular member of Gaming, wanting to reignite an old passion, or even if you haven’t touched a video game in years, I can guarantee you’ll have fun. There’s a good reason why video games are one of the leading causes of procrastination in the country. And if you happen to be a student, and you’re not yet aware of us (read: if I haven’t pestered you to come to Gaming before), you may like to know that the Club meets on a regular basis, on Wednesdays from 2pm in the EEE building. I hope you all enjoy Picocon, and find discover/confirm your passion for video games when you come and see us. </text:p>
      <text:p text:style-name="P26"/>
      <text:p text:style-name="P26">Schedule</text:p>
      <text:p text:style-name="P26"><text:s/></text:p>
      <text:p text:style-name="P26"/>
      <text:p text:style-name="P12">Vendor bios: (meeee) – 50 each?</text:p>
      <text:p text:style-name="P34">Our vendors are located on the second floor of the blackett foyer, and have kindly written an advertisement as they are fundamentally capitalist entities.</text:p>
      <text:list xml:id="list6042455968415114320" text:style-name="L10">
        <text:list-item>
          <text:p text:style-name="P13"><text:span text:style-name="T5">Paul Couper - seller - used books, mostly paperbacks</text:span><text:line-break/><text:line-break/><text:span text:style-name="T5">A reader/collector of SF/Fantasy, selling at Picocon to clear duplicates built up whilst collecting and upgrading.</text:span><text:line-break/><text:span text:style-name="T5">My collection is now over 12,000 paperbacks, but still many gaps. Most wanted at present? Probably E Pluribus Unicorn, Theodore Sturgeon, Timescape paperback (i.e. 4th Pocket printing) to complete my timescape collection. So if anyone has a copy of that (or other collectables) for sale, wants to buy or, indeed just wants a chat, stop by during the day.</text:span> </text:p>
        </text:list-item>
        <text:list-item>
          <text:p text:style-name="P2">Porcupine books.</text:p>
          <text:p text:style-name="P1"><text:span text:style-name="T3">I am Brian Ameringen who is also  Porcupine Books, and have been a reader and collector of Science Fiction, Fantasy and Horror books for many years. I started Porcupine Books in 1998, and my aim is to supply you with the rare, curious and unusual books you want, at modest prices. </text:span>I have  been selling books at Picocons for longer than I care to remember, but am intending to semi-retire in November this year, so this will be my last Picocon as a seller. Come and browse my books - and if you have questions, please ask! Hope you have a <text:span text:style-name="T34">great</text:span> Convention!</text:p>
        </text:list-item>
        <text:list-item>
          <text:p text:style-name="P29">Alex Locke </text:p>
          <text:p text:style-name="P29"><text:span text:style-name="T10">Welcome to Clockwork Firebird Designs! I am a self-taught, ever-evolving tailor, leather worker and costume maker with a penchant for creating monsters. I attend Live Action Role-Play (LARP) events and Anime/Comic conventions as both a trader and attendee on a regular basis. </text:span><text:line-break/><text:line-break/><text:span text:style-name="T10">I've been doing leather work since 2008, </text:span><text:span text:style-name="T11">and selling since 2011</text:span><text:span text:style-name="T10">. I recall learning to sew when I was 6 years old and I've not really stopped since.</text:span><text:line-break/><text:line-break/><text:span text:style-name="T10">Within the shop you may find armour, masks, trinkets, painted artworks, soft toys... anything I bring to mind or feel like turning my hand to! I am still finding my feet, and I am always learning new techniques.</text:span> </text:p>
        </text:list-item>
        <text:list-item>
          <text:p text:style-name="P30"><text:s/><text:span text:style-name="T33">Pufferfish designs. &lt;I EXPECT THIS TO CHANGE&gt;</text:span></text:p>
          <text:p text:style-name="P43"><text:span text:style-name="T12">I started crafting jewellery as a sideline to my day job making costumes for live roleplaying. I am often inspired by scifi and fantasy, and started making pieces in the colours of favourite characters from books, films or comics. I love bright colours and can make items in the colours of Pride or national flags, or your favourite sports team. If you don't see your colour scheme, please ask!</text:span> </text:p>
        </text:list-item>
      </text:list>
      <text:p text:style-name="P28"/>
      <text:p text:style-name="P31"/>
      <text:p text:style-name="P26"/>
      <text:p text:style-name="P18"><text:span text:style-name="T2">GoH bios: (meeee) - 50 each</text:span></text:p>
      <text:list xml:id="list1854638387054601675" text:style-name="L3">
        <text:list-item>
          <text:p text:style-name="P3"><text:span text:style-name="T5">Al Robertson is a writer, poet, and marketer, whose first novel ,'Crashing Heaven, came out last June. His second novel, ‘Waking Hell’, was released last October with Gollancz. He's been publishing SF, fantasy and horror stories and novellas for the last ten years or so - these have appeared in Interzone, Black Static, Postscripts and elsewhere. <text:s/></text:span><text:span text:style-name="T6">His talk, ‘I</text:span><text:span text:style-name="T7">nto heaven, out of hell’,</text:span><text:span text:style-name="T6"> will cover his two books, discussing the inspirations and observations made within them and seeing how the predictions made turned out. </text:span><text:span text:style-name="T7"><text:s/></text:span></text:p>
        </text:list-item>
        <text:list-item>
          <text:p text:style-name="P32"><text:span text:style-name="T5">Jaine Fenn</text:span><text:span text:style-name="T4"> </text:span><text:span text:style-name="T5">is the author of numerous published short stories and the Hidden Empire series of character-driven Space Opera novels. After studying linguistics and astronomy her first career was in IT, an experience which has left her with a distrust of technology unusual in an SF author. She was originally a guest at Picocon in 2009, shortly after the first Hidden Empire book, Principles of Angels, came out from Gollanc</text:span><text:span text:style-name="T6">z. Her talk, </text:span><text:span text:style-name="T7">'Why </text:span><text:soft-page-break/><text:span text:style-name="T7">SF Rules the Page' </text:span><text:span text:style-name="T6">will discuss </text:span><text:span text:style-name="T9">the relevance of science-fiction, and how it continues to be a relevant and insightful medium. </text:span></text:p>
        </text:list-item>
        <text:list-item>
          <text:p text:style-name="P4"><text:span text:style-name="T5">Paul McAuley , one of the most widely-praised authors in British science fiction, has published more than twenty novels, over a hundred short stories, and a BFI Film Classic monograph on Terry Gilliam’s film Brazil. His fiction has been nominated for numerous prizes and has won the Arthur C. Clarke Award, the Philip K Dick Memorial Award, and many others. After working as a research biologist and university lecturer in botany, he is now a full-time writer. </text:span></text:p>
        </text:list-item>
        <text:list-item>
          <text:p text:style-name="P4"><text:span text:style-name="T5">Justina Robson has spent a lot of her life writing Science Fiction. This has included ten novels, a collection of short stories, and a Transformers book. Her debut novel, Silver Screen, was shortlisted for the Arthur C Clarke award and the BSFA award. She currently lives in Leeds. </text:span><text:span text:style-name="T9">Her talk, </text:span><text:span text:style-name="T7">"Artificial Intelligence: if you want to scare yourself silly, get a future." </text:span><text:span text:style-name="T9">is </text:span><text:span text:style-name="T5">about </text:span><text:span text:style-name="T9">her</text:span><text:span text:style-name="T5"> journey thinking through </text:span><text:span text:style-name="T9">both </text:span><text:span text:style-name="T5">AI and and philosophical </text:span><text:span text:style-name="T9">ramifications</text:span><text:span text:style-name="T5"> - and how that feeds into </text:span><text:span text:style-name="T9">her</text:span><text:span text:style-name="T5"> books.</text:span></text:p>
        </text:list-item>
        <text:list-item>
          <text:p text:style-name="P32"><text:span text:style-name="T14">Stuart Ashen, or ashens, <text:s/>is an enigma. He has single handedly compiled over 50 thousand shades of the colour gray. He has produced over 520 videos. Today, he will harness the power of liquid nitrogen to destroy an assortment of terrifyingly ill designed merchandise. Truly, anything is possible for Stuart Ashen. We are honoured, if slightly scared, to welcome him again today.</text:span></text:p>
        </text:list-item>
      </text:list>
      <text:list xml:id="list5731314780979130203" text:style-name="L2">
        <text:list-header>
          <text:p text:style-name="P27"/>
        </text:list-header>
      </text:list>
      <text:p text:style-name="P26"/>
      <text:p text:style-name="P26">Teams - </text:p>
      <text:p text:style-name="P26"/>
      <text:p text:style-name="P35">The rebels. <text:span text:style-name="T34">(cassian.jpg</text:span>)</text:p>
      <text:p text:style-name="P35"/>
      <text:p text:style-name="P35">The pioneers. (<text:span text:style-name="T34">hathaway.jpg</text:span>)</text:p>
      <text:p text:style-name="P35"/>
      <text:p text:style-name="P35">The <text:span text:style-name="T34">companions (martha.jpg)</text:span> </text:p>
      <text:p text:style-name="P26"/>
      <text:p text:style-name="P33">Map stuff + Signage</text:p>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Calibri1" svg:font-family="Calibri, 'Open Sans', Helvetica, sans-serif"/>
    <style:font-face style:name="Calibri" svg:font-family="Calibri, sans-serif"/>
    <style:font-face style:name="Graphik Web" svg:font-family="'Graphik Web', Arial, Helvetica, sans-serif"/>
    <style:font-face style:name="Helvetica Neue" svg:font-family="'Helvetica Neue', Helvetica, Arial, 'Lucida Grande', sans-serif"/>
    <style:font-face style:name="Helvetica" svg:font-family="Helvetica, Arial, sans-serif"/>
    <style:font-face style:name="Times New Roman" svg:font-family="'Times New Roman', serif"/>
    <style:font-face style:name="arial" svg:font-family="arial, sans-serif"/>
    <style:font-face style:name="wf segoe-ui normal" svg:font-family="'wf segoe-ui normal', 'Segoe UI', 'Segoe WP', Tahoma, 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07T16:07:38.697000000</meta:creation-date>
    <dc:date>2017-02-15T18:00:26.721000000</dc:date>
    <meta:editing-duration>PT12M24S</meta:editing-duration>
    <meta:editing-cycles>4</meta:editing-cycles>
    <meta:generator>LibreOffice/5.2.1.2$Windows_x86 LibreOffice_project/31dd62db80d4e60af04904455ec9c9219178d620</meta:generator>
    <meta:document-statistic meta:table-count="0" meta:image-count="0" meta:object-count="0" meta:page-count="4" meta:paragraph-count="63" meta:word-count="2591" meta:character-count="15297" meta:non-whitespace-character-count="12721"/>
  </office:meta>
</office:document-meta>
</file>